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102.36mm"/>
    </style:style>
    <style:style style:name="co5" style:family="table-column">
      <style:table-column-properties fo:break-before="auto" style:column-width="13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ro5" style:family="table-row">
      <style:table-row-properties style:row-height="13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shrink-to-fit="true"/>
    </style:style>
    <style:style style:name="ce8" style:family="table-cell" style:parent-style-name="Default">
      <style:table-cell-properties fo:background-color="#00b8ff" style:shrink-to-fit="tru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style:shrink-to-fit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7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KXKM – ESP32 Audio &amp; Battery mo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1.0 – 03/2018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Link CN</text:p>
          </table:table-cell>
          <table:table-cell table:style-name="ce5" office:value-type="string" calcext:value-type="string">
            <text:p>Price (Qty 100)</text:p>
          </table:table-cell>
          <table:table-cell table:style-name="ce8" office:value-type="string" calcext:value-type="string">
            <text:p>Link Farnell</text:p>
          </table:table-cell>
          <table:table-cell table:style-name="ce5" office:value-type="string" calcext:value-type="string">
            <text:p>Price</text:p>
          </table:table-cell>
          <table:table-cell table:style-name="ce8" office:value-type="string" calcext:value-type="string">
            <text:p>Link RS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Link Mouser</text:p>
          </table:table-cell>
          <table:table-cell table:style-name="ce5" office:value-type="string" calcext:value-type="string">
            <text:p>Commande proto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Link DGK</text:p>
          </table:table-cell>
          <table:table-cell table:style-name="ce5" office:value-type="string" calcext:value-type="string">
            <text:p>Price</text:p>
          </table:table-cell>
          <table:table-cell table:style-name="ce5" table:number-columns-repeated="1009"/>
        </table:table-row>
        <table:table-row table:style-name="ro3">
          <table:table-cell office:value-type="string" calcext:value-type="string">
            <text:p>C1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106010?qs=sGAEpiMZZMs0AnBnWHyRQEGbLOF2VP1iibXHhoDqf2%252bjBR8dADwTBw%3D%3D" xlink:type="simple">710-885012106010</text:a></text:p>
          </table:table-cell>
          <table:table-cell table:style-name="ce9" table:formula="of:=[.B6]*5" office:value-type="float" office:value="10" calcext:value-type="float">
            <text:p>10</text:p>
          </table:table-cell>
          <table:table-cell office:value-type="float" office:value="0.046" calcext:value-type="float">
            <text:p>0,04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16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,25V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Murata-Electronics/GRM188R61E225MA12D?qs=sGAEpiMZZMs0AnBnWHyRQKFZIQ7b73cd0WU1d%2Fiuf08lyeq6nGrSWg%3D%3D" xlink:type="simple">81-GRM188R61E225MA2D</text:a></text:p>
          </table:table-cell>
          <table:table-cell table:style-name="ce9" table:formula="of:=[.B7]*5" office:value-type="float" office:value="10" calcext:value-type="float">
            <text:p>10</text:p>
          </table:table-cell>
          <table:table-cell office:value-type="float" office:value="0.044" calcext:value-type="float">
            <text:p>0,044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19,C20,C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206036?qs=sGAEpiMZZMs0AnBnWHyRQEGbLOF2VP1ifgEnLaQuRJrwYaO1zxj10A%3D%3D" xlink:type="simple">710-885012206036</text:a></text:p>
          </table:table-cell>
          <table:table-cell table:style-name="ce9" table:formula="of:=[.B8]*5" office:value-type="float" office:value="15" calcext:value-type="float">
            <text:p>15</text:p>
          </table:table-cell>
          <table:table-cell office:value-type="float" office:value="0.016" calcext:value-type="float">
            <text:p>0,016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2,C3,C7,C13,</text:p>
            <text:p>C14,C15,C18,</text:p>
            <text:p>C22,C23,C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Wurth-Electronics/885012206071?qs=sGAEpiMZZMs0AnBnWHyRQEGbLOF2VP1iprT3n4FXsKyn%252b5OoMJVgRQ%3D%3D" xlink:type="simple">710-885012206071</text:a></text:p>
          </table:table-cell>
          <table:table-cell table:style-name="ce9" table:formula="of:=[.B9]*5"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4,C5,C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,50V</text:p>
          </table:table-cell>
          <table:table-cell office:value-type="string" calcext:value-type="string">
            <text:p>C_1206</text:p>
          </table:table-cell>
          <table:table-cell table:style-name="ce9" office:value-type="string" calcext:value-type="string">
            <text:p><text:a xlink:href="https://lcsc.com/product-detail/Multilayer-Ceramic-Capacitors-MLCC-SMD-SMT_10uF-106-20-50V_C170075.html" xlink:type="simple">https://lcsc.com/product-detail/Multilayer-Ceramic-Capacitors-MLCC-SMD-SMT_10uF-106-20-50V_C170075.html</text:a></text:p>
          </table:table-cell>
          <table:table-cell office:value-type="float" office:value="0.063" calcext:value-type="float">
            <text:p>0,06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CP_Elec_8x10</text:p>
          </table:table-cell>
          <table:table-cell table:style-name="ce9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office:value-type="float" office:value="0.055" calcext:value-type="float">
            <text:p>0,05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CC0603JRNPO7BN200?qs=sGAEpiMZZMs0AnBnWHyRQBZcF7Vf94SCIdz8%2F4qtHcH5%2FKMGYvQjIg%3D%3D" xlink:type="simple">603-CC0603JR7BN200</text:a></text:p>
          </table:table-cell>
          <table:table-cell table:style-name="ce9" table:formula="of:=[.B12]*5" office:value-type="float" office:value="5" calcext:value-type="float">
            <text:p>5</text:p>
          </table:table-cell>
          <table:table-cell office:value-type="float" office:value="0.008" calcext:value-type="float">
            <text:p>0,0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9,C10,C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,10V</text:p>
          </table:table-cell>
          <table:table-cell office:value-type="string" calcext:value-type="string">
            <text:p>C_0805</text:p>
          </table:table-cell>
          <table:table-cell table:style-name="ce9" office:value-type="string" calcext:value-type="string">
            <text:p><text:a xlink:href="https://lcsc.com/product-detail/Multilayer-Ceramic-Capacitors-MLCC-SMD-SMT_10uF-106-20-16V_C90545.html" xlink:type="simple">https://lcsc.com/product-detail/Multilayer-Ceramic-Capacitors-MLCC-SMD-SMT_10uF-106-20-16V_C90545.html</text:a></text:p>
          </table:table-cell>
          <table:table-cell office:value-type="float" office:value="0.03" calcext:value-type="float">
            <text:p>0,0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CW</text:p>
          </table:table-cell>
          <table:table-cell office:value-type="string" calcext:value-type="string">
            <text:p>SOT-323_SC-70</text:p>
          </table:table-cell>
          <table:table-cell table:style-name="ce9" office:value-type="string" calcext:value-type="string">
            <text:p><text:a xlink:href="https://lcsc.com/product-detail/Schottky-Barrier-Diodes-SBD_BAT54CW_C77321.html" xlink:type="simple">https://lcsc.com/product-detail/Schottky-Barrier-Diodes-SBD_BAT54CW_C77321.html</text:a></text:p>
          </table:table-cell>
          <table:table-cell office:value-type="float" office:value="0.017" calcext:value-type="float">
            <text:p>0,01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,3V,300mW</text:p>
          </table:table-cell>
          <table:table-cell office:value-type="string" calcext:value-type="string">
            <text:p>D_SOD-323</text:p>
          </table:table-cell>
          <table:table-cell table:style-name="ce9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office:value-type="float" office:value="0.019" calcext:value-type="float">
            <text:p>0,019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A,60V</text:p>
          </table:table-cell>
          <table:table-cell table:style-name="ce6" office:value-type="string" calcext:value-type="string">
            <text:p>D_SOD-123F</text:p>
          </table:table-cell>
          <table:table-cell table:style-name="ce10" office:value-type="string" calcext:value-type="string">
            <text:p><text:a xlink:href="https://lcsc.com/product-detail/Schottky-Barrier-Diodes-SBD_B16WS_C77282.html" xlink:type="simple">https://lcsc.com/product-detail/Schottky-Barrier-Diodes-SBD_B16WS_C77282.html</text:a></text:p>
          </table:table-cell>
          <table:table-cell table:style-name="ce6" office:value-type="float" office:value="0.038" calcext:value-type="float">
            <text:p>0,038</text:p>
          </table:table-cell>
          <table:table-cell table:style-name="ce6" office:value-type="string" calcext:value-type="string">
            <text:p>/!\ Commandé chez LCSC en SOD-323 !</text:p>
          </table:table-cell>
          <table:table-cell table:style-name="ce6"/>
          <table:table-cell table:style-name="ce13"/>
          <table:table-cell table:style-name="ce6" table:number-columns-repeated="1015"/>
        </table:table-row>
        <table:table-row table:style-name="ro3">
          <table:table-cell office:value-type="string" calcext:value-type="string">
            <text:p>D5,D7,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Green-Clear-Ultra-Bright-SMD-LED-Indication/32591846374.html" xlink:type="simple">https://www.aliexpress.com/item/FREE-SHIPPING-1000PCS-0603-1608-0-01W-Super-Green-Clear-Ultra-Bright-SMD-LED-Indication/32591846374.html</text:a></text:p>
          </table:table-cell>
          <table:table-cell office:value-type="float" office:value="0.006" calcext:value-type="float">
            <text:p>0,0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9,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Yellow-Clear-Ultra-Bright-SMD-LED-Indication/32591842352.html" xlink:type="simple">https://www.aliexpress.com/item/FREE-SHIPPING-1000PCS-0603-1608-0-01W-Super-Yellow-Clear-Ultra-Bright-SMD-LED-Indication/32591842352.html</text:a></text:p>
          </table:table-cell>
          <table:table-cell office:value-type="float" office:value="0.007" calcext:value-type="float">
            <text:p>0,0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table:style-name="ce9" office:value-type="string" calcext:value-type="string">
            <text:p><text:a xlink:href="https://www.aliexpress.com/item/FREE-SHIPPING-1000PCS-0603-1608-0-01W-Super-Red-Clear-Ultra-Bright-SMD-LED-Indication/32593084576.html" xlink:type="simple">https://www.aliexpress.com/item/FREE-SHIPPING-1000PCS-0603-1608-0-01W-Super-Red-Clear-Ultra-Bright-SMD-LED-Indication/32593084576.html</text:a></text:p>
          </table:table-cell>
          <table:table-cell office:value-type="float" office:value="0.006" calcext:value-type="float">
            <text:p>0,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_Straight_1x04_Pitch2.54mm_SMD_Pin1Lef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microSD-Receptacle-SelfEject</text:p>
          </table:table-cell>
          <table:table-cell table:style-name="ce9" office:value-type="string" calcext:value-type="string">
            <text:p><text:a xlink:href="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" xlink:type="simple">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</text:a></text:p>
          </table:table-cell>
          <table:table-cell office:value-type="float" office:value="0.06" calcext:value-type="float">
            <text:p>0,06</text:p>
          </table:table-cell>
          <table:table-cell table:number-columns-repeated="4"/>
          <table:table-cell table:style-name="ce9" office:value-type="string" calcext:value-type="string">
            <text:p><text:a xlink:href="https://www.mouser.fr/ProductDetail/Amphenol-Commercial-Products/1140084168?qs=sGAEpiMZZMuJakaoiLiBph8FsDENMA%2FPYqiScc5bEa4%3D" xlink:type="simple">523-114-00841-68</text:a>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8,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eonix_PT-3.5mm_2pol</text:p>
          </table:table-cell>
          <table:table-cell table:style-name="ce9" office:value-type="string" calcext:value-type="string">
            <text:p><text:a xlink:href="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" xlink:type="simple">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</text:a></text:p>
          </table:table-cell>
          <table:table-cell office:value-type="float" office:value="0.07" calcext:value-type="float">
            <text:p>0,0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Jack-3</text:p>
          </table:table-cell>
          <table:table-cell office:value-type="string" calcext:value-type="string">
            <text:p>Jack_3.5mm_stereo_PJ-313D</text:p>
          </table:table-cell>
          <table:table-cell table:style-name="ce9" office:value-type="string" calcext:value-type="string">
            <text:p><text:a xlink:href="https://lcsc.com/product-detail/Audio-Connectors_Straight-headphone-jack_C18167.html" xlink:type="simple">https://lcsc.com/product-detail/Audio-Connectors_Straight-headphone-jack_C18167.html</text:a></text:p>
          </table:table-cell>
          <table:table-cell office:value-type="float" office:value="0.049" calcext:value-type="float">
            <text:p>0,0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,1.5A</text:p>
          </table:table-cell>
          <table:table-cell office:value-type="string" calcext:value-type="string">
            <text:p>L_7.3x7.3_H4.5</text:p>
          </table:table-cell>
          <table:table-cell table:style-name="ce9" office:value-type="string" calcext:value-type="string">
            <text:p><text:a xlink:href="https://lcsc.com/product-detail/Power-Inductors_22uH-20_C133406.html" xlink:type="simple">https://lcsc.com/product-detail/Power-Inductors_22uH-20_C133406.html</text:a></text:p>
          </table:table-cell>
          <table:table-cell office:value-type="float" office:value="0.085" calcext:value-type="float">
            <text:p>0,08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,Q2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N63D8LDW</text:p>
          </table:table-cell>
          <table:table-cell office:value-type="string" calcext:value-type="string">
            <text:p>SOT-363_SC-70-6</text:p>
          </table:table-cell>
          <table:table-cell table:style-name="ce9" office:value-type="string" calcext:value-type="string">
            <text:p><text:a xlink:href="https://lcsc.com/product-detail/MOSFET_ON_NTJD5121NT1G_NTJD5121NT1G_C15215.html" xlink:type="simple">https://lcsc.com/product-detail/MOSFET_ON_NTJD5121NT1G_NTJD5121NT1G_C15215.html</text:a></text:p>
          </table:table-cell>
          <table:table-cell office:value-type="float" office:value="0.032" calcext:value-type="float">
            <text:p>0,03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1,R2,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10KL?qs=sGAEpiMZZMvdGkrng054t%252bZQNaZdkHZDFRS%252bk3sHilE%3D" xlink:type="simple">603-RC0603FR-0710KL</text:a></text:p>
          </table:table-cell>
          <table:table-cell table:style-name="ce9" table:formula="of:=[.B26]*5" office:value-type="float" office:value="15" calcext:value-type="float">
            <text:p>15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120RL?qs=sGAEpiMZZMvdGkrng054t8Tx25L%252bvTaR86Sc6rfhEWQ%3D" xlink:type="simple">603-RC0603FR-07120RL</text:a></text:p>
          </table:table-cell>
          <table:table-cell table:style-name="ce9" table:formula="of:=[.B27]*5"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8,R12,R13,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JR-07470RL?qs=sGAEpiMZZMvdGkrng054t8Tx25L%252bvTaR5TDYtewjBq0%3D" xlink:type="simple">603-RC0603JR-07470RL</text:a></text:p>
          </table:table-cell>
          <table:table-cell table:style-name="ce9" table:formula="of:=[.B28]*5" office:value-type="float" office:value="20" calcext:value-type="float">
            <text:p>20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9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6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AC0603FR-0731K6L?qs=sGAEpiMZZMvdGkrng054t7zOzNqIRvGcLu2vFpoTK4k%3D" xlink:type="simple">603-AC0603FR-0731K6L</text:a></text:p>
          </table:table-cell>
          <table:table-cell table:style-name="ce9" table:formula="of:=[.B29]*5" office:value-type="float" office:value="10" calcext:value-type="float">
            <text:p>10</text:p>
          </table:table-cell>
          <table:table-cell office:value-type="float" office:value="0.005" calcext:value-type="float">
            <text:p>0,00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,1%</text:p>
          </table:table-cell>
          <table:table-cell office:value-type="string" calcext:value-type="string">
            <text:p>R_0603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RC0603FR-07270KL?qs=sGAEpiMZZMvdGkrng054t2%252bambqrWA1nyD9aaSntevk%3D" xlink:type="simple">603-RC0603FR-07270KL</text:a></text:p>
          </table:table-cell>
          <table:table-cell table:style-name="ce9" table:formula="of:=[.B30]*5"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N1,RN2,R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*10k</text:p>
          </table:table-cell>
          <table:table-cell office:value-type="string" calcext:value-type="string">
            <text:p>R_Array_Convex_4x0402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YC124-JR-0710KL?qs=sGAEpiMZZMvrmc6UYKmaNUpN95Wrs6zDCUMa6YSkqrM%3D" xlink:type="simple">603-YC124-JR-0710KL</text:a></text:p>
          </table:table-cell>
          <table:table-cell table:style-name="ce9" table:formula="of:=[.B31]*5" office:value-type="float" office:value="15" calcext:value-type="float">
            <text:p>15</text:p>
          </table:table-cell>
          <table:table-cell office:value-type="float" office:value="0.015" calcext:value-type="float">
            <text:p>0,01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R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1k</text:p>
          </table:table-cell>
          <table:table-cell office:value-type="string" calcext:value-type="string">
            <text:p>R_Array_Convex_4x0402</text:p>
          </table:table-cell>
          <table:table-cell table:number-columns-repeated="6"/>
          <table:table-cell table:style-name="ce9" office:value-type="string" calcext:value-type="string">
            <text:p><text:a xlink:href="https://www.mouser.fr/ProductDetail/Yageo/YC124-JR-071KL?qs=sGAEpiMZZMvrmc6UYKmaNUpN95Wrs6zDLfFA44iWrKM%3D" xlink:type="simple">603-YC124-JR-071KL</text:a></text:p>
          </table:table-cell>
          <table:table-cell table:style-name="ce9" table:formula="of:=[.B32]*5" office:value-type="float" office:value="5" calcext:value-type="float">
            <text:p>5</text:p>
          </table:table-cell>
          <table:table-cell office:value-type="float" office:value="0.015" calcext:value-type="float">
            <text:p>0,0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R2</text:p>
          </table:table-cell>
          <table:table-cell table:style-name="ce9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office:value-type="float" office:value="0.067" calcext:value-type="float">
            <text:p>0,0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58-2LFS_horiz_pads</text:p>
          </table:table-cell>
          <table:table-cell table:style-name="ce9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office:value-type="float" office:value="0.042" calcext:value-type="float">
            <text:p>0,04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W_SP3T_PCM13</text:p>
          </table:table-cell>
          <table:table-cell table:style-name="ce9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office:value-type="float" office:value="0.218" calcext:value-type="float">
            <text:p>0,2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WROOM_WROVER</text:p>
          </table:table-cell>
          <table:table-cell table:style-name="ce9" office:value-type="string" calcext:value-type="string">
            <text:p><text:a xlink:href="https://goo.gl/jVEjmK" xlink:type="simple">https://goo.gl/jVEjmK</text:a></text:p>
          </table:table-cell>
          <table:table-cell office:value-type="float" office:value="3.66" calcext:value-type="float">
            <text:p>3,6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SOIC-8_3.9x4.9mm_Pitch1.27mm</text:p>
          </table:table-cell>
          <table:table-cell table:style-name="ce9" office:value-type="string" calcext:value-type="string">
            <text:p><text:a xlink:href="https://goo.gl/gef8D4" xlink:type="simple">https://goo.gl/gef8D4</text:a></text:p>
          </table:table-cell>
          <table:table-cell office:value-type="float" office:value="0.078" calcext:value-type="float">
            <text:p>0,07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-23-6</text:p>
          </table:table-cell>
          <table:table-cell table:number-columns-repeated="2"/>
          <table:table-cell table:style-name="ce9" office:value-type="string" calcext:value-type="string">
            <text:p><text:a xlink:href="http://fr.farnell.com/microchip/mcp16331t-e-ch/regulat-50v-non-synchrone-buck/dp/2448515?st=MCP16331T-E/CH" xlink:type="simple">2448515</text:a></text:p>
          </table:table-cell>
          <table:table-cell office:value-type="float" office:value="0.893" calcext:value-type="float">
            <text:p>0,893</text:p>
          </table:table-cell>
          <table:table-cell table:style-name="ce9" office:value-type="string" calcext:value-type="string">
            <text:p><text:a xlink:href="https://fr.rs-online.com/web/p/convertisseurs-buck/8417594/" xlink:type="simple">841-7594</text:a></text:p>
          </table:table-cell>
          <table:table-cell office:value-type="float" office:value="0.84" calcext:value-type="float">
            <text:p>0,84</text:p>
          </table:table-cell>
          <table:table-cell table:style-name="ce9" office:value-type="string" calcext:value-type="string">
            <text:p><text:a xlink:href="https://www.mouser.fr/ProductDetail/Microchip-Technology/MCP16331T-E-CH?qs=sGAEpiMZZMsF1ODjcwEocDJOAjoR2UmipM2JEOf5XoI%3D" xlink:type="simple">579-MCP16331T-E/CH</text:a>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.861" calcext:value-type="float">
            <text:p>0,861</text:p>
          </table:table-cell>
          <table:table-cell table:style-name="ce9" office:value-type="string" calcext:value-type="string">
            <text:p><text:a xlink:href="https://www.digikey.fr/product-detail/fr/microchip-technology/MCP16331T-E-CH/MCP16331T-E-CHCT-ND/4972815" xlink:type="simple">MCP16331T-E/CHCT-ND</text:a></text:p>
          </table:table-cell>
          <table:table-cell office:value-type="float" office:value="0.85" calcext:value-type="float">
            <text:p>0,8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50080-1TEA</text:p>
          </table:table-cell>
          <table:table-cell office:value-type="string" calcext:value-type="string">
            <text:p>TO-252-5_TabPin6</text:p>
          </table:table-cell>
          <table:table-cell table:number-columns-repeated="2"/>
          <table:table-cell table:style-name="ce9" office:value-type="string" calcext:value-type="string">
            <text:p><text:a xlink:href="http://fr.farnell.com/infineon/bts500801teaauma1/commut-charge-puiss-hi-side-30v/dp/2480567?st=BTS500801TEAAUMA1" xlink:type="simple">2480567</text:a></text:p>
          </table:table-cell>
          <table:table-cell office:value-type="float" office:value="1.46" calcext:value-type="float">
            <text:p>1,46</text:p>
          </table:table-cell>
          <table:table-cell table:style-name="ce9" office:value-type="string" calcext:value-type="string">
            <text:p><text:a xlink:href="https://fr.rs-online.com/web/p/commutateurs-de-puissance-intelligents/9064378/" xlink:type="simple">906-4378</text:a></text:p>
          </table:table-cell>
          <table:table-cell office:value-type="float" office:value="1.94" calcext:value-type="float">
            <text:p>1,94</text:p>
          </table:table-cell>
          <table:table-cell table:style-name="ce9" office:value-type="string" calcext:value-type="string">
            <text:p><text:a xlink:href="https://www.mouser.fr/ProductDetail/Infineon-Technologies/BTS50080-1TEA?qs=sGAEpiMZZMuCmTIBzycWfNaB4tqdZgjByBLdOq%2FzXMA%3D" xlink:type="simple">726-BTS500801TEA</text:a>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.61" calcext:value-type="float">
            <text:p>1,61</text:p>
          </table:table-cell>
          <table:table-cell table:style-name="ce9" office:value-type="string" calcext:value-type="string">
            <text:p><text:a xlink:href="https://www.digikey.fr/product-detail/fr/infineon-technologies/BTS500801TEAAUMA1/BTS500801TEAAUMA1CT-ND/2269926" xlink:type="simple">BTS500801TEAAUMA1CT-ND</text:a></text:p>
          </table:table-cell>
          <table:table-cell office:value-type="float" office:value="1.59" calcext:value-type="float">
            <text:p>1,59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41</text:p>
          </table:table-cell>
          <table:table-cell office:value-type="string" calcext:value-type="string">
            <text:p>TSSOP-28_4.4x9.7mm_Pitch0.65mm</text:p>
          </table:table-cell>
          <table:table-cell table:number-columns-repeated="2"/>
          <table:table-cell table:style-name="ce11"/>
          <table:table-cell table:style-name="ce12"/>
          <table:table-cell table:style-name="ce11"/>
          <table:table-cell table:style-name="ce12"/>
          <table:table-cell table:style-name="ce9" office:value-type="string" calcext:value-type="string">
            <text:p><text:a xlink:href="https://www.mouser.fr/ProductDetail/Texas-Instruments/PCM5141PW?qs=sGAEpiMZZMv%252bLKsN4bqzyicm2bxmJgO8ut18JQuMd1g%3D" xlink:type="simple">595-PCM5141PW</text:a>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.85" calcext:value-type="float">
            <text:p>4,85</text:p>
          </table:table-cell>
          <table:table-cell table:style-name="ce12" table:number-columns-repeated="2"/>
          <table:table-cell office:value-type="string" calcext:value-type="string">
            <text:p>A commander direct chez TI ?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TSSOP-20_4.4x6.5mm_Pitch0.65mm</text:p>
          </table:table-cell>
          <table:table-cell table:number-columns-repeated="2"/>
          <table:table-cell table:style-name="ce9" office:value-type="string" calcext:value-type="string">
            <text:p><text:a xlink:href="http://fr.farnell.com/stmicroelectronics/stm32f030f4p6tr/mcu-32-bits-cortex-m0-48mhz-tssop/dp/2432084?st=STM32F030F4P6TR" xlink:type="simple">2432084</text:a></text:p>
          </table:table-cell>
          <table:table-cell office:value-type="float" office:value="0.759" calcext:value-type="float">
            <text:p>0,759</text:p>
          </table:table-cell>
          <table:table-cell table:number-columns-repeated="2"/>
          <table:table-cell table:style-name="ce9" office:value-type="string" calcext:value-type="string">
            <text:p><text:a xlink:href="https://www.mouser.fr/ProductDetail/STMicroelectronics/STM32F030F4P6TR?qs=sGAEpiMZZMuoKKEcg8mMKObUWsHvjjX1PNaQteOqN7BQtXac9iUwug%3D%3D" xlink:type="simple">511-STM32F030F4P6TR</text:a>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.731" calcext:value-type="float">
            <text:p>0,731</text:p>
          </table:table-cell>
          <table:table-cell table:style-name="ce9" office:value-type="string" calcext:value-type="string">
            <text:p><text:a xlink:href="https://www.digikey.fr/product-detail/fr/stmicroelectronics/STM32F030F4P6TR/497-17333-1-ND/7650385" xlink:type="simple">497-17333-1-ND</text:a></text:p>
          </table:table-cell>
          <table:table-cell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KXKM_audio_battery_module.A5:KXKM_audio_battery_module.AMJ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6:00:25.047305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22T11:22:15.947386991</dc:date>
    <meta:editing-duration>PT5H1M28S</meta:editing-duration>
    <meta:editing-cycles>18</meta:editing-cycles>
    <meta:document-statistic meta:table-count="1" meta:cell-count="268" meta:object-count="0"/>
  </office:meta>
</office:document-meta>
</file>